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asa" svg:font-family="Ras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189fec" officeooo:paragraph-rsid="00189fec"/>
    </style:style>
    <style:style style:name="P2" style:family="paragraph" style:parent-style-name="Standard">
      <style:text-properties fo:language="it" fo:country="IT" officeooo:rsid="001506ee" officeooo:paragraph-rsid="001506ee"/>
    </style:style>
    <style:style style:name="P3" style:family="paragraph" style:parent-style-name="Standard">
      <style:text-properties fo:language="it" fo:country="IT" officeooo:paragraph-rsid="001506ee"/>
    </style:style>
    <style:style style:name="P4" style:family="paragraph" style:parent-style-name="Standard">
      <style:text-properties fo:language="it" fo:country="IT" officeooo:rsid="00194ceb" officeooo:paragraph-rsid="00194ceb"/>
    </style:style>
    <style:style style:name="P5" style:family="paragraph" style:parent-style-name="Standard" style:list-style-name="L1">
      <style:text-properties officeooo:paragraph-rsid="00189fec"/>
    </style:style>
    <style:style style:name="P6" style:family="paragraph" style:parent-style-name="Standard" style:list-style-name="L1">
      <style:text-properties officeooo:paragraph-rsid="001eedca"/>
    </style:style>
    <style:style style:name="P7" style:family="paragraph" style:parent-style-name="Standard" style:list-style-name="L1">
      <style:text-properties officeooo:rsid="0019f6c4" officeooo:paragraph-rsid="001b8092"/>
    </style:style>
    <style:style style:name="P8" style:family="paragraph" style:parent-style-name="Standard" style:list-style-name="L1">
      <style:text-properties officeooo:rsid="001b8092" officeooo:paragraph-rsid="001b8092"/>
    </style:style>
    <style:style style:name="P9" style:family="paragraph" style:parent-style-name="Standard" style:list-style-name="L1">
      <style:text-properties officeooo:rsid="001cd760" officeooo:paragraph-rsid="001cd760"/>
    </style:style>
    <style:style style:name="P10" style:family="paragraph" style:parent-style-name="Standard" style:list-style-name="L1">
      <style:text-properties officeooo:rsid="00206d69" officeooo:paragraph-rsid="00206d69"/>
    </style:style>
    <style:style style:name="P11" style:family="paragraph" style:parent-style-name="Standard">
      <style:text-properties officeooo:rsid="00206d69" officeooo:paragraph-rsid="00217e38"/>
    </style:style>
    <style:style style:name="P12" style:family="paragraph" style:parent-style-name="Standard">
      <style:text-properties officeooo:rsid="00234638" officeooo:paragraph-rsid="00234638"/>
    </style:style>
    <style:style style:name="P13" style:family="paragraph" style:parent-style-name="Standard">
      <style:text-properties officeooo:rsid="0026c9e4" officeooo:paragraph-rsid="0026c9e4"/>
    </style:style>
    <style:style style:name="P14" style:family="paragraph" style:parent-style-name="Standard" style:list-style-name="L3">
      <style:text-properties officeooo:rsid="0026c9e4" officeooo:paragraph-rsid="002dcf8c"/>
    </style:style>
    <style:style style:name="P15" style:family="paragraph" style:parent-style-name="Standard" style:list-style-name="L4">
      <style:text-properties officeooo:rsid="0026c9e4" officeooo:paragraph-rsid="0026c9e4"/>
    </style:style>
    <style:style style:name="P16" style:family="paragraph" style:parent-style-name="Standard" style:list-style-name="L4">
      <style:text-properties officeooo:rsid="0026c9e4" officeooo:paragraph-rsid="002fcc5a"/>
    </style:style>
    <style:style style:name="P17" style:family="paragraph" style:parent-style-name="Standard">
      <style:text-properties officeooo:rsid="0026c9e4" officeooo:paragraph-rsid="002fcc5a"/>
    </style:style>
    <style:style style:name="P18" style:family="paragraph" style:parent-style-name="Standard" style:list-style-name="L5">
      <style:text-properties officeooo:rsid="0026c9e4" officeooo:paragraph-rsid="0031c3ac"/>
    </style:style>
    <style:style style:name="P19" style:family="paragraph" style:parent-style-name="Standard">
      <style:text-properties officeooo:rsid="0026c9e4" officeooo:paragraph-rsid="0031c3ac"/>
    </style:style>
    <style:style style:name="P20" style:family="paragraph" style:parent-style-name="Standard" style:list-style-name="L3">
      <style:text-properties officeooo:paragraph-rsid="0026c9e4"/>
    </style:style>
    <style:style style:name="P21" style:family="paragraph" style:parent-style-name="Standard" style:list-style-name="L3">
      <style:text-properties officeooo:paragraph-rsid="002812a5"/>
    </style:style>
    <style:style style:name="P22" style:family="paragraph" style:parent-style-name="Standard">
      <style:text-properties officeooo:paragraph-rsid="0026c9e4"/>
    </style:style>
    <style:style style:name="P23" style:family="paragraph" style:parent-style-name="Standard">
      <style:text-properties fo:font-weight="bold" officeooo:rsid="0026c9e4" officeooo:paragraph-rsid="0026c9e4" style:font-weight-asian="bold" style:font-weight-complex="bold"/>
    </style:style>
    <style:style style:name="P24" style:family="paragraph" style:parent-style-name="Standard">
      <style:text-properties fo:font-weight="bold" officeooo:rsid="0026c9e4" officeooo:paragraph-rsid="002dcf8c" style:font-weight-asian="bold" style:font-weight-complex="bold"/>
    </style:style>
    <style:style style:name="P25" style:family="paragraph" style:parent-style-name="Standard" style:list-style-name="L3">
      <style:text-properties fo:font-weight="bold" officeooo:rsid="0029b947" officeooo:paragraph-rsid="0029b947" style:font-weight-asian="bold" style:font-weight-complex="bold"/>
    </style:style>
    <style:style style:name="P26" style:family="paragraph" style:parent-style-name="Standard" style:list-style-name="L3">
      <style:text-properties fo:font-weight="bold" officeooo:rsid="002b10a5" officeooo:paragraph-rsid="002b10a5" style:font-weight-asian="bold" style:font-weight-complex="bold"/>
    </style:style>
    <style:style style:name="P27" style:family="paragraph" style:parent-style-name="Standard">
      <style:text-properties fo:font-weight="bold" officeooo:rsid="002b10a5" officeooo:paragraph-rsid="002b10a5" style:font-weight-asian="bold" style:font-weight-complex="bold"/>
    </style:style>
    <style:style style:name="P28" style:family="paragraph" style:parent-style-name="Standard" style:list-style-name="L3">
      <style:text-properties fo:font-weight="bold" officeooo:rsid="002cc9b1" officeooo:paragraph-rsid="002cc9b1" style:font-weight-asian="bold" style:font-weight-complex="bold"/>
    </style:style>
    <style:style style:name="P29" style:family="paragraph" style:parent-style-name="Standard" style:list-style-name="L6">
      <style:text-properties fo:font-weight="bold" officeooo:rsid="0036083c" officeooo:paragraph-rsid="0036083c" style:font-weight-asian="bold" style:font-weight-complex="bold"/>
    </style:style>
    <style:style style:name="P30" style:family="paragraph" style:parent-style-name="Standard">
      <style:text-properties fo:font-weight="bold" officeooo:rsid="0036083c" officeooo:paragraph-rsid="0036083c" style:font-weight-asian="bold" style:font-weight-complex="bold"/>
    </style:style>
    <style:style style:name="P31" style:family="paragraph" style:parent-style-name="Standard">
      <style:text-properties fo:font-weight="bold" officeooo:rsid="0038817d" officeooo:paragraph-rsid="0038817d" style:font-weight-asian="bold" style:font-weight-complex="bold"/>
    </style:style>
    <style:style style:name="P32" style:family="paragraph" style:parent-style-name="Standard">
      <style:text-properties fo:font-weight="bold" officeooo:rsid="0039c4c1" officeooo:paragraph-rsid="0039c4c1" style:font-weight-asian="bold" style:font-weight-complex="bold"/>
    </style:style>
    <style:style style:name="P33" style:family="paragraph" style:parent-style-name="Standard">
      <style:text-properties fo:font-weight="bold" officeooo:rsid="0039c4c1" officeooo:paragraph-rsid="003ce3af" style:font-weight-asian="bold" style:font-weight-complex="bold"/>
    </style:style>
    <style:style style:name="P34" style:family="paragraph" style:parent-style-name="Standard" style:list-style-name="L4">
      <style:text-properties officeooo:paragraph-rsid="002fcc5a"/>
    </style:style>
    <style:style style:name="P35" style:family="paragraph" style:parent-style-name="Standard" style:list-style-name="L5">
      <style:text-properties officeooo:paragraph-rsid="0031c3ac"/>
    </style:style>
    <style:style style:name="P36" style:family="paragraph" style:parent-style-name="Standard">
      <style:text-properties officeooo:rsid="0036083c" officeooo:paragraph-rsid="0036083c"/>
    </style:style>
    <style:style style:name="P37" style:family="paragraph" style:parent-style-name="Standard">
      <style:text-properties officeooo:paragraph-rsid="003e5d64"/>
    </style:style>
    <style:style style:name="P38" style:family="paragraph" style:parent-style-name="Standard">
      <style:text-properties officeooo:rsid="003eff53" officeooo:paragraph-rsid="003eff53"/>
    </style:style>
    <style:style style:name="T1" style:family="text">
      <style:text-properties officeooo:rsid="00189fec"/>
    </style:style>
    <style:style style:name="T2" style:family="text">
      <style:text-properties officeooo:rsid="001506ee"/>
    </style:style>
    <style:style style:name="T3" style:family="text">
      <style:text-properties fo:language="it" fo:country="IT"/>
    </style:style>
    <style:style style:name="T4" style:family="text">
      <style:text-properties fo:language="it" fo:country="IT" officeooo:rsid="00189fec"/>
    </style:style>
    <style:style style:name="T5" style:family="text">
      <style:text-properties fo:language="it" fo:country="IT" officeooo:rsid="0019f6c4"/>
    </style:style>
    <style:style style:name="T6" style:family="text">
      <style:text-properties fo:language="it" fo:country="IT" officeooo:rsid="001b8092"/>
    </style:style>
    <style:style style:name="T7" style:family="text">
      <style:text-properties fo:language="it" fo:country="IT" fo:font-weight="bold" style:font-weight-asian="bold" style:font-weight-complex="bold"/>
    </style:style>
    <style:style style:name="T8" style:family="text">
      <style:text-properties fo:language="it" fo:country="IT" fo:font-weight="bold" officeooo:rsid="00189fec" style:font-weight-asian="bold" style:font-weight-complex="bold"/>
    </style:style>
    <style:style style:name="T9" style:family="text">
      <style:text-properties fo:language="it" fo:country="IT" fo:font-weight="bold" officeooo:rsid="001b8092" style:font-weight-asian="bold" style:font-weight-complex="bold"/>
    </style:style>
    <style:style style:name="T10" style:family="text">
      <style:text-properties fo:language="it" fo:country="IT" fo:font-weight="bold" officeooo:rsid="001eedca" style:font-weight-asian="bold" style:font-weight-complex="bold"/>
    </style:style>
    <style:style style:name="T11" style:family="text">
      <style:text-properties fo:language="it" fo:country="IT" fo:font-weight="bold" officeooo:rsid="0026c9e4" style:font-weight-asian="bold" style:font-weight-complex="bold"/>
    </style:style>
    <style:style style:name="T12" style:family="text">
      <style:text-properties fo:language="it" fo:country="IT" fo:font-weight="bold" officeooo:rsid="003ce3af" style:font-weight-asian="bold" style:font-weight-complex="bold"/>
    </style:style>
    <style:style style:name="T13" style:family="text">
      <style:text-properties fo:language="it" fo:country="IT" fo:font-weight="bold" officeooo:rsid="003dbd40" style:font-weight-asian="bold" style:font-weight-complex="bold"/>
    </style:style>
    <style:style style:name="T14" style:family="text">
      <style:text-properties fo:language="it" fo:country="IT" fo:font-weight="bold" officeooo:rsid="003e5d64" style:font-weight-asian="bold" style:font-weight-complex="bold"/>
    </style:style>
    <style:style style:name="T15" style:family="text">
      <style:text-properties fo:language="it" fo:country="IT" fo:font-weight="bold" officeooo:rsid="003f1279" style:font-weight-asian="bold" style:font-weight-complex="bold"/>
    </style:style>
    <style:style style:name="T16" style:family="text">
      <style:text-properties fo:language="it" fo:country="IT" officeooo:rsid="001eedca"/>
    </style:style>
    <style:style style:name="T17" style:family="text">
      <style:text-properties fo:language="it" fo:country="IT" officeooo:rsid="001fede3"/>
    </style:style>
    <style:style style:name="T18" style:family="text">
      <style:text-properties fo:language="it" fo:country="IT" officeooo:rsid="0021066b"/>
    </style:style>
    <style:style style:name="T19" style:family="text">
      <style:text-properties fo:language="it" fo:country="IT" officeooo:rsid="00211117"/>
    </style:style>
    <style:style style:name="T20" style:family="text">
      <style:text-properties fo:language="it" fo:country="IT" officeooo:rsid="00217e38"/>
    </style:style>
    <style:style style:name="T21" style:family="text">
      <style:text-properties fo:language="it" fo:country="IT" officeooo:rsid="0024d6c9"/>
    </style:style>
    <style:style style:name="T22" style:family="text">
      <style:text-properties fo:language="it" fo:country="IT" officeooo:rsid="002812a5"/>
    </style:style>
    <style:style style:name="T23" style:family="text">
      <style:text-properties fo:language="it" fo:country="IT" officeooo:rsid="0026c9e4"/>
    </style:style>
    <style:style style:name="T24" style:family="text">
      <style:text-properties fo:language="it" fo:country="IT" fo:font-weight="normal" style:font-weight-asian="normal" style:font-weight-complex="normal"/>
    </style:style>
    <style:style style:name="T25" style:family="text">
      <style:text-properties fo:language="it" fo:country="IT" fo:font-weight="normal" officeooo:rsid="0031c3ac" style:font-weight-asian="normal" style:font-weight-complex="normal"/>
    </style:style>
    <style:style style:name="T26" style:family="text">
      <style:text-properties fo:language="it" fo:country="IT" fo:font-weight="normal" officeooo:rsid="003b812a" style:font-weight-asian="normal" style:font-weight-complex="normal"/>
    </style:style>
    <style:style style:name="T27" style:family="text">
      <style:text-properties fo:language="it" fo:country="IT" fo:font-weight="normal" officeooo:rsid="003ce3af" style:font-weight-asian="normal" style:font-weight-complex="normal"/>
    </style:style>
    <style:style style:name="T28" style:family="text">
      <style:text-properties fo:language="it" fo:country="IT" fo:font-weight="normal" officeooo:rsid="003d067c" style:font-weight-asian="normal" style:font-weight-complex="normal"/>
    </style:style>
    <style:style style:name="T29" style:family="text">
      <style:text-properties fo:language="it" fo:country="IT" fo:font-weight="normal" officeooo:rsid="003dbd40" style:font-weight-asian="normal" style:font-weight-complex="normal"/>
    </style:style>
    <style:style style:name="T30" style:family="text">
      <style:text-properties fo:language="it" fo:country="IT" fo:font-weight="normal" officeooo:rsid="003e5d64" style:font-weight-asian="normal" style:font-weight-complex="normal"/>
    </style:style>
    <style:style style:name="T31" style:family="text">
      <style:text-properties fo:language="it" fo:country="IT" fo:font-weight="normal" officeooo:rsid="003f1279" style:font-weight-asian="normal" style:font-weight-complex="normal"/>
    </style:style>
    <style:style style:name="T32" style:family="text">
      <style:text-properties fo:language="it" fo:country="IT" fo:font-weight="normal" officeooo:rsid="003fa4e7" style:font-weight-asian="normal" style:font-weight-complex="normal"/>
    </style:style>
    <style:style style:name="T33" style:family="text">
      <style:text-properties fo:language="it" fo:country="IT" officeooo:rsid="002dcf8c"/>
    </style:style>
    <style:style style:name="T34" style:family="text">
      <style:text-properties fo:language="it" fo:country="IT" officeooo:rsid="002ff6c9"/>
    </style:style>
    <style:style style:name="T35" style:family="text">
      <style:text-properties fo:language="it" fo:country="IT" officeooo:rsid="0031c3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IC QUEUE IN C++</text:p>
      <text:p text:style-name="P2"/>
      <text:p text:style-name="P3"><text:span text:style-name="T2">Il nostro progetto punta a simulare il funzionamento di una queue di elementi generici. </text:span><text:span text:style-name="T1">I</text:span><text:span text:style-name="T2">n base ai parametri inseriti </text:span><text:span text:style-name="T1">in fase di creazione, </text:span><text:span text:style-name="T2">può avere un numero arbitrario di livelli di priorità e ogni coda di priorità un numero arbitrario di elementi. </text:span></text:p>
      <text:p text:style-name="P3"/>
      <text:p text:style-name="P1">SUMMARY</text:p>
      <text:p text:style-name="P1"/>
      <text:p text:style-name="P1">Il nostro progetto è composto da 2 parti principali; da una parte in c++ e da una parte in Python. La parte in python dal punto di vista logico è un main che utilizza le funzioni definite dalla parte in c++. Essendo il python un linguaggio non tipizzato è di per sè lento e il fatto di utilizzare funzioni in c++ rende molto più bassi i tempi di esecuzione. </text:p>
      <text:p text:style-name="P4"/>
      <text:p text:style-name="P4">La parte in c++ è composta principalmente da 2 componenti fondamentali. Il Queue.cpp e Queue.h</text:p>
      <text:p text:style-name="P1"/>
      <text:list xml:id="list4236688870" text:style-name="L1">
        <text:list-item>
          <text:p text:style-name="P5"><text:span text:style-name="T8">Class Queue</text:span><text:span text:style-name="T4"> → La classe “</text:span><text:span text:style-name="T5">Queue” viene definita all’interno del file Queue.h con tutti i suoi attributi e metodi che vengono poi implementati all’interno del file Queue.cpp</text:span></text:p>
          <text:p text:style-name="P5"><text:span text:style-name="T5"/></text:p>
        </text:list-item>
        <text:list-item>
          <text:p text:style-name="P7"><text:span text:style-name="T7">Synchronization strategy</text:span><text:span text:style-name="T3"> →</text:span><text:span text:style-name="T6">Nel nostro progetto abbiamo implementato la Quality of Services “reliability”. A tempo di creazione della coda attraverso uno specifico parametro è infatti possibile decidere se si tratta di un esecuzione in “best effort” oppure se si tratta di una esecuzione “reliability”. </text:span></text:p>
          <text:p text:style-name="P8"><text:span text:style-name="T3">Lavorare in modalità “best effort” significa che non ci sono garanzie sul fatto che, in uno schema Producer/Consumer come il nostro, il dato prodotto dal Producer sia effettivamente consumato al Consumer. Non si fanno controlli e non si impiegano risorse per garantire la consegna. Nel nostro caso d’uso non viene garantito che un dato prodotto, da un thread che vuole inserire un elemento all’interno della coda attraverso una push, venga effettivamente inserito all’interno della coda. Infatti se la coda corrispondente è piena il dato non viene inserito e viene quindi perso.</text:span></text:p>
          <text:p text:style-name="P9"><text:span text:style-name="T3">Al contrario in modalità “reliability” abbiamo utilizzato delle strategie di sincronizzazione che assicurano che, indipendentemente dallo stato della coda il dato verrà comunque inserito all’interno della coda.</text:span></text:p>
          <text:p text:style-name="P9"><text:span text:style-name="T3"/></text:p>
        </text:list-item>
        <text:list-item>
          <text:p text:style-name="P6"><text:span text:style-name="T9">C</text:span><text:span text:style-name="T10">++ main function</text:span><text:span text:style-name="T16"> → Nel nostro caso d’uso la coda ha delle interazioni con un numero arbitrario di thread, generati dalla parte Python. I thread hanno l’obiettivo di inserire ed estrarre elementi dalla coda e lo fanno rispettivamente attraverso i metodi PUSH e POP della classe “Queue”. </text:span><text:span text:style-name="T17">All’interno delle funzioni PUSH e POP vengono implementate le strategie di sincronizzazione attraverso semafori definiti dalla libreria &lt;semaphore.h&gt; di C e attraverso wait e post su tali semafori.</text:span></text:p>
          <text:p text:style-name="P6"><text:span text:style-name="T17"/></text:p>
        </text:list-item>
        <text:list-item>
          <text:p text:style-name="P10"><text:span text:style-name="T3">PyBind11 → </text:span><text:span text:style-name="T17">G</text:span><text:span text:style-name="T3">estire le interazioni tra le parti in c++ e in python non è stato semplice e ha richiesto una grande parte di ricerca più che di implementazione. </text:span><text:span text:style-name="T18">Inizialmente avevamo adottato la libreria Cython che però non è risultata idonea al nostro caso; infatti, risultava essere molto complessa e richiedeva la generazioni di più tipologie di file differenti </text:span><text:span text:style-name="T19">(.pxd , .pyx , setup.py e infine il main.py)</text:span><text:span text:style-name="T18">. </text:span><text:span text:style-name="T19">Grazie ad una nuova ricerca di Mercoliano abbiamo poi optato per la libreria PyBind11 che risultava essere di più semplice utilizzo.</text:span></text:p>
        </text:list-item>
      </text:list>
      <text:p text:style-name="P11"><text:span text:style-name="T20"><text:tab/></text:span></text:p>
      <text:p text:style-name="P11"><text:span text:style-name="T20"><text:tab/>// PARTE DI DIEGO </text:span></text:p>
      <text:p text:style-name="P11"><text:span text:style-name="T20"/></text:p>
      <text:p text:style-name="P11"><text:soft-page-break/><text:span text:style-name="T20"/></text:p>
      <text:p text:style-name="P12"><text:span text:style-name="T20">C</text:span><text:span text:style-name="T3">LASS QUEUE</text:span></text:p>
      <text:p text:style-name="P12"><text:span text:style-name="T3"/></text:p>
      <text:p text:style-name="P12"><text:span text:style-name="T3">Vediamo ora più nel dettaglio quello che riguarda la classe “Queue”. Il nostro obiettivo è che la nostra coda possa contenere elementi di differenti tipi. Abbiamo quindi definito la classe “Queue” come una TEMPLATE CLASS, dove la dichiarazione è appunto la seguente. L’elemento T è appunto un rimpiazzo per il tipo di dato che si andrà effettivamente ad utilizzare. </text:span><text:span text:style-name="T21">Nella fase ti testing abbiamo per l’appunto verificato il corretto funzionamento del programma con diverse tipologie di dati. Il tipo di dato utilizzato viene definito in fase di creazione dell’oggetto di tipo Queue. </text:span></text:p>
      <text:p text:style-name="P12"><text:span text:style-name="T21"/></text:p>
      <text:p text:style-name="P13"><text:span text:style-name="T21">A</text:span><text:span text:style-name="T3">ndiamo ora a vedere più nel dettaglio come è realizzata la classe Queue.</text:span></text:p>
      <text:p text:style-name="P13"><text:span text:style-name="T3"/></text:p>
      <text:p text:style-name="P13"><text:span text:style-name="T3">All’interno della classe sono presenti diversi attributi e metodi. I principali sono i seguenti:</text:span></text:p>
      <text:p text:style-name="P13"><text:span text:style-name="T3"/></text:p>
      <text:list xml:id="list2022372744" text:style-name="L3">
        <text:list-item>
          <text:p text:style-name="P20"><text:span text:style-name="T11">Empty</text:span><text:span text:style-name="T23"> → array con un numero di elementi pari al numero di livelli di priorità con valore booleano che indica se quel livello di priorità è vuoto.</text:span></text:p>
        </text:list-item>
        <text:list-item>
          <text:p text:style-name="P20"><text:span text:style-name="T11">Full</text:span><text:span text:style-name="T23"> → array con un numero di elementi pari al numero di livelli di priorità con valore booleano che indica se quel livello di priorità è pieno.</text:span></text:p>
        </text:list-item>
      </text:list>
      <text:p text:style-name="P22"><text:span text:style-name="T23"/></text:p>
      <text:list xml:id="list180431284071231" text:continue-numbering="true" text:style-name="L3">
        <text:list-item>
          <text:p text:style-name="P21"><text:span text:style-name="T11">R</text:span><text:span text:style-name="T7">eliability</text:span><text:span text:style-name="T3"> →</text:span><text:span text:style-name="T22"> è un valore booleano che ci serve per capire se l’esecuzione deve essere in best effort o reliability.</text:span></text:p>
        </text:list-item>
        <text:list-item>
          <text:p text:style-name="P25"><text:span text:style-name="T22">L</text:span><text:span text:style-name="T3">evels</text:span><text:span text:style-name="T24"> → valore intero che indica il numero dei livelli di priorità che deve avere la coda.</text:span></text:p>
        </text:list-item>
        <text:list-item>
          <text:p text:style-name="P28"><text:span text:style-name="T3">Dim → </text:span><text:span text:style-name="T24">rappresenta la dimensione della coda, ovvero quanti elementi può contenere un singolo livello di priorità.</text:span></text:p>
        </text:list-item>
        <text:list-item>
          <text:p text:style-name="P26"><text:span text:style-name="T3">Queue </text:span><text:span text:style-name="T24">→ che è appunto la matrice di elementi generici con un numero di righe pari a levels e un numero di colonne pari a dim.</text:span></text:p>
        </text:list-item>
      </text:list>
      <text:p text:style-name="P27"><text:span text:style-name="T24"/></text:p>
      <text:list xml:id="list180431369421024" text:continue-numbering="true" text:style-name="L3">
        <text:list-item>
          <text:p text:style-name="P20"><text:span text:style-name="T11">Tot</text:span><text:span text:style-name="T23"> → array con un numero di elementi pari al numero di livelli di priorità con valore intero che indica il numero di elemeni attualmente presenti in quel livello di priorità.</text:span></text:p>
        </text:list-item>
      </text:list>
      <text:p text:style-name="P22"><text:span text:style-name="T23"/></text:p>
      <text:list xml:id="list180432450494669" text:continue-numbering="true" text:style-name="L3">
        <text:list-item>
          <text:p text:style-name="P14"><text:span text:style-name="T7">Push_next </text:span><text:span text:style-name="T3">→ array con un numero di elementi pari al numero di livelli di priorità. Indica il prossimo elemento in cui è possibile eseguire una push, quindi logicamente punta alla prossima posizione libera disponibile. Dopo una PUSH sull'i-esimo livello di priorità, viene incrementato il valore di push_next[i].</text:span></text:p>
        </text:list-item>
        <text:list-item>
          <text:p text:style-name="P14"><text:span text:style-name="T7">Pop_next</text:span><text:span text:style-name="T3"> → array con un numero di elementi pari al numero di livelli di priorità. Indica il prossimo elemento da eliminare, quindi quello che era stato inserito per primo. Dopo una POP sull'i-esimo livello di priorità, viene incrementato il valore di pop_next[i] </text:span><text:span text:style-name="T33">e di conseguenza l’elemento viene rimosso dalla coda</text:span><text:span text:style-name="T3">.</text:span></text:p>
          <text:p text:style-name="P14"><text:span text:style-name="T3"/></text:p>
        </text:list-item>
      </text:list>
      <text:p text:style-name="P24"><text:span text:style-name="T3">&lt;&lt;&lt; I 2 precedenti array di indici servono per la gestione dell'array circolare che rappresenta la coda di ogni livello. Dal punto di vista logico, successivamente ad una POP su un certo livello di priorità, quando gli indici sono uguali allora vuol dire che quella coda adesso risulta vuota, quindi in quel caso si andrà a modificare il valore di empty[i]. Dall'altra parte, successivamente ad una PUSH su un certo livello di priorità, quando gli indici sono uguali allora vuol dire che quella coda adesso risulta piena, quindi in quel caso si andrà a modificare il valore di full[i]. Il fatto che gli indici siano uguali quindi può avere 2 significati differenti che vengono distinti sulla base dei valori di empty[i] e full[i]. &gt;&gt;&gt;</text:span></text:p>
      <text:p text:style-name="P22"><text:span text:style-name="T23"/></text:p>
      <text:p text:style-name="P22"><text:span text:style-name="T11"/></text:p>
      <text:list xml:id="list150856763" text:style-name="L4">
        <text:list-item>
          <text:p text:style-name="P16"><text:soft-page-break/><text:span text:style-name="T7">Push_block</text:span><text:span text:style-name="T3"> → <text:s/>Array di lunghezza pari al numero di livelli di priorità con valori inizializzati a -1. Essa rappresenta l'indice, relativo ad un certo livello di priorità, utilizzato per sospendere le PUSH. Quando arriva una PUSH se la wait risulta bloccante, si sospende sul semaforo nella riga sem_full[priorità] all'indice indicato da push_block. Logicamente rappresenta l'indice dell'ultima arrivata tra le push bloccate in un certo livello di priorità.</text:span></text:p>
          <text:p text:style-name="P16"><text:span text:style-name="T3"/></text:p>
        </text:list-item>
        <text:list-item>
          <text:p text:style-name="P34"><text:span text:style-name="T11">Push_wakeup</text:span><text:span text:style-name="T23"> → <text:s/>Array di lunghezza pari al numero di livelli di priorità. Essa rappresenta l'indice, utilizzato per risvegliare le push </text:span><text:span text:style-name="T34">bloccate su un certo livello,</text:span><text:span text:style-name="T23"> a seguito di una POP sul semaforo sem_full[</text:span><text:span text:style-name="T34">livello</text:span><text:span text:style-name="T23">]. Logicamente rappresenta la prima arrivata tra le PUSH attualmente bloccate.</text:span></text:p>
          <text:p text:style-name="P16"><text:span text:style-name="T3"/></text:p>
        </text:list-item>
        <text:list-item>
          <text:p text:style-name="P16"><text:span text:style-name="T7">Pop_block</text:span><text:span text:style-name="T3"> → <text:s/>Valore intero inizializzato a -1. Esso rappresenta l'indice dell'array sem_empty su cui si deve eventualmente bloccare la successiva POP se la wait risulta essere bloccante. Rappresenta quindi il valore dell'ultima arrivata tra quelle attualmente bloccate.</text:span></text:p>
          <text:p text:style-name="P16"><text:span text:style-name="T3"/></text:p>
        </text:list-item>
        <text:list-item>
          <text:p text:style-name="P16"><text:span text:style-name="T7">Pop_wakeup → </text:span><text:span text:style-name="T24">Valore intero inizializzato a -1. Esso rappresenta l'indice dell'array sem_empty su cui verrà risvegliata la prossima POP che prima era stata bloccata. Viene utilizzato al termine di una PUSH per risvegliare le POP in ordine di arrivo. Rappresenta il valore della prima arrivata tra quelle attualmente bloccate.</text:span></text:p>
        </text:list-item>
      </text:list>
      <text:p text:style-name="P17"><text:span text:style-name="T7"/></text:p>
      <text:p text:style-name="P17"><text:span text:style-name="T7"/></text:p>
      <text:list xml:id="list2596195473" text:style-name="L5">
        <text:list-item>
          <text:p text:style-name="P35"><text:span text:style-name="T11">Mutex</text:span><text:span text:style-name="T23"> → semaforo binario utilizzato per la mutua esclusione nell'accesso alle variabili condivise dai threads.</text:span></text:p>
        </text:list-item>
      </text:list>
      <text:p text:style-name="P19"><text:span text:style-name="T3"/></text:p>
      <text:list xml:id="list180431317550179" text:continue-numbering="true" text:style-name="L5">
        <text:list-item>
          <text:p text:style-name="P35"><text:span text:style-name="T11">mutex_pushblock </text:span><text:span text:style-name="T23">→ </text:span><text:span text:style-name="T35">Ci servono per garantire la mutua esclusione.</text:span></text:p>
        </text:list-item>
      </text:list>
      <text:p text:style-name="P19"><text:span text:style-name="T3"/></text:p>
      <text:list xml:id="list180431307055329" text:continue-numbering="true" text:style-name="L5">
        <text:list-item>
          <text:p text:style-name="P18"><text:span text:style-name="T7">mutex_popblock →</text:span><text:span text:style-name="T25">Ci servono per garantire la mutua esclusione.</text:span></text:p>
          <text:p text:style-name="P18"><text:span text:style-name="T7"/></text:p>
        </text:list-item>
      </text:list>
      <text:p text:style-name="P17"><text:span text:style-name="T7"/></text:p>
      <text:list xml:id="list180432080821451" text:continue-list="list180432450494669" text:style-name="L3">
        <text:list-item>
          <text:p text:style-name="P20"><text:span text:style-name="T11">Sem_empty</text:span><text:span text:style-name="T23"> → <text:s/>array di semafori con lunghezza pari al numero di thread che serve per sospendere le pop nel caso in cui tutte le code siano vuote. Si è scelto un array a singolo indice in quanto le pop non si basano sul livello di priorità ma ricercano il primo elemento non vuoto partendo dal livello di priorità più elevato e andando verso quello più basso. </text:span></text:p>
        </text:list-item>
        <text:list-item>
          <text:p text:style-name="P20"><text:span text:style-name="T11">Sem_full</text:span><text:span text:style-name="T23"> → <text:s/>matrice di semafori con indici [priorità][i]. Necessaria una matrice in quanto la push si basa sul livello di priorità per l'inserimento di un elemento. Quindi una push si deve bloccare su un array di semafori relativo a quel livello di priorità.</text:span></text:p>
        </text:list-item>
      </text:list>
      <text:p text:style-name="P22"><text:span text:style-name="T23"/></text:p>
      <text:p text:style-name="P23"><text:span text:style-name="T3">&lt;&lt;&lt; Gli array di semafori servono per svegliare le push e le pop in ordine di arrivo e non in ordine sparso, in modo che una pop o una push arrivata per prima non venga risvegliata in un tempo successivo indefinito. &gt;&gt;&gt;</text:span></text:p>
      <text:p text:style-name="P13"><text:span text:style-name="T3"/></text:p>
      <text:p text:style-name="P13"><text:span text:style-name="T3"/></text:p>
      <text:p text:style-name="P36"><text:span text:style-name="T3">COSTRUTTORE &amp; DISTRUTTORE</text:span></text:p>
      <text:p text:style-name="P36"><text:span text:style-name="T3"/></text:p>
      <text:list xml:id="list1877238379" text:style-name="L6">
        <text:list-item>
          <text:p text:style-name="P29"><text:span text:style-name="T3">Costruttore</text:span><text:span text:style-name="T24"> → il costruttore ha 3 parametri opzionali che se non specificati hanno un proprio valore di default.</text:span></text:p>
        </text:list-item>
        <text:list-item>
          <text:p text:style-name="P29"><text:span text:style-name="T3">Distruttore</text:span><text:span text:style-name="T24"> → il distruttore serve per rilasciare tutte e risorse associate alla coda nel momento in cui termina il programma.</text:span></text:p>
        </text:list-item>
      </text:list>
      <text:p text:style-name="P30"/>
      <text:p text:style-name="P31"><text:soft-page-break/><text:span text:style-name="T24">GETTER</text:span></text:p>
      <text:p text:style-name="P31"><text:span text:style-name="T24"/></text:p>
      <text:p text:style-name="P31"><text:span text:style-name="T24">Sono poi presenti le funzioni getter per i principali parametri, utili per verificare in qualsiasi momento i valori dei principali parametri.</text:span></text:p>
      <text:p text:style-name="P31"><text:span text:style-name="T24"/></text:p>
      <text:p text:style-name="P32"><text:span text:style-name="T24">PUSH &amp; POP</text:span></text:p>
      <text:p text:style-name="P32"><text:span text:style-name="T24"/></text:p>
      <text:p text:style-name="P33"><text:span text:style-name="T24">Veniamo poi al </text:span><text:span text:style-name="T26">cuore della parte in c++. Esso è costituito dalle funzioni PUSH e POP che servono rispettivamente per inserire ed estrarre un elemento all’interno della coda.</text:span></text:p>
      <text:p text:style-name="P33"><text:span text:style-name="T26"/></text:p>
      <text:p text:style-name="P37"><text:span text:style-name="T27">La funzione </text:span><text:span text:style-name="T12">PUSH</text:span><text:span text:style-name="T27"> richiede 2 parametri in ingresso che sono rispettivamente il livello di priorità all’interno del quale si vuole inserire l’elemento come secondo l’elemento stesso. </text:span><text:span text:style-name="T28">È di tipo void e al suo interno è presente la logica di sincronizzazione legata alle 2 modalità di esecuzione (reliability, best effort). </text:span><text:span text:style-name="T29">Nel caso di una esecuzione </text:span><text:span text:style-name="T13">best effort </text:span><text:span text:style-name="T29">la prova ad inserire l’elemento all’interno del corrispondente livello di priorità, tuttavia se la coda è piena non può inserirlo e quindi la push fallisce.</text:span></text:p>
      <text:p text:style-name="P37"><text:span text:style-name="T30">Al contrario, in modalità </text:span><text:span text:style-name="T14">reliability</text:span><text:span text:style-name="T30"> se la coda è full il thread pusher si blocca su una wait sul semaforo sem_full. I thread pusher si bloccano seguendo la logica </text:span><text:span text:style-name="T14">fifo</text:span><text:span text:style-name="T30">, quindi il primo thread che si blocca sarà il primo ad essere risvegliato e questo viene gestito attraverso le variabili push_block e push_wakeup. In questo modo siamo sicuri che una volta che viene eseguito il thread pusher prima o poi il dato verrà inserito. Infatti prima o poi verrà svegliato dalla terminazione di un thread popper che libererà uno spazio e quindi sarà possibile inserire un nuovo elemento all’interno della coda.</text:span></text:p>
      <text:p text:style-name="P37"><text:span text:style-name="T30"/></text:p>
      <text:p text:style-name="P38"><text:span text:style-name="T30">L</text:span><text:span text:style-name="T24">a funzione </text:span><text:span text:style-name="T7">POP </text:span><text:span text:style-name="T24">non richiede nessun parametro in ingresso ed è una funzione con un valore di ritorno di tipo generico </text:span><text:span text:style-name="T7">T, </text:span><text:span text:style-name="T24">questo permette di poter estrarre l’elemento generico e di averlo come valore di ritorno al thread che ne potrà fare uso. </text:span><text:span text:style-name="T31">Anche la funzione POP lavora in entrambe le modalità (</text:span><text:span text:style-name="T15">best effort</text:span><text:span text:style-name="T31">, </text:span><text:span text:style-name="T15">reliability</text:span><text:span text:style-name="T31">). Nel caso best effort prova ad estrarre l’elemento e se la coda è vuota allora la POP semplicemente fallisce. </text:span><text:span text:style-name="T32">Nel caso reliability al contrario la POP si blocca sul semaforo sem_empty e quindi garantisce che prima o poi estrarrà un elemento inserito da una push che la risveglierà. Anche in questo caso come nella Push attraverso pop_block e pop_wakeup le pop vengono risvegliate seguendo una logica fifo, quindi si mettono in fila e la prima ad essere arrivata sarà anche la prima ad essere risvegliata.</text:span></text:p>
      <text:p text:style-name="P38"><text:span text:style-name="T32"/></text:p>
      <text:p text:style-name="P38"><text:span text:style-name="T32"/></text:p>
      <text:p text:style-name="P22"><text:span text:style-name="T23"/></text:p>
      <text:p text:style-name="P13"><text:span text:style-name="T3"/></text:p>
      <text:list xml:id="list180431987442162" text:continue-list="list150856763" text:style-name="L4">
        <text:list-header>
          <text:p text:style-name="P15"><text:span text:style-name="T3"/></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asa" svg:font-family="Ras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Lights_7e_LT_7e_Gliederung_20_1" style:display-name="Lights~LT~Gliederung 1" style:family="paragraph" style:default-outline-level="">
      <style:paragraph-properties fo:margin-top="0in" fo:margin-bottom="0.1965in" loext:contextual-spacing="false"/>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2" style:display-name="Lights~LT~Gliederung 2" style:family="paragraph" style:parent-style-name="Lights_7e_LT_7e_Gliederung_20_1" style:default-outline-level="">
      <style:paragraph-properties fo:margin-top="0in" fo:margin-bottom="0.1571in" loext:contextual-spacing="false"/>
      <style:text-properties fo:color="#ffffff"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_7e_LT_7e_Gliederung_20_3" style:display-name="Lights~LT~Gliederung 3" style:family="paragraph" style:parent-style-name="Lights_7e_LT_7e_Gliederung_20_2" style:default-outline-level="">
      <style:paragraph-properties fo:margin-top="0in" fo:margin-bottom="0.1173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_7e_LT_7e_Gliederung_20_4" style:display-name="Lights~LT~Gliederung 4" style:family="paragraph" style:parent-style-name="Lights_7e_LT_7e_Gliederung_20_3" style:default-outline-level="">
      <style:paragraph-properties fo:margin-top="0in" fo:margin-bottom="0.078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5" style:display-name="Lights~LT~Gliederung 5" style:family="paragraph" style:parent-style-name="Lights_7e_LT_7e_Gliederung_20_4" style:default-outline-level="">
      <style:paragraph-properties fo:margin-top="0in" fo:margin-bottom="0.039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6" style:display-name="Lights~LT~Gliederung 6" style:family="paragraph" style:parent-style-name="Lights_7e_LT_7e_Gliederung_20_5" style:default-outline-level="">
      <style:paragraph-properties fo:margin-top="0in" fo:margin-bottom="0.039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7" style:display-name="Lights~LT~Gliederung 7" style:family="paragraph" style:parent-style-name="Lights_7e_LT_7e_Gliederung_20_6" style:default-outline-level="">
      <style:paragraph-properties fo:margin-top="0in" fo:margin-bottom="0.039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8" style:display-name="Lights~LT~Gliederung 8" style:family="paragraph" style:parent-style-name="Lights_7e_LT_7e_Gliederung_20_7" style:default-outline-level="">
      <style:paragraph-properties fo:margin-top="0in" fo:margin-bottom="0.039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9" style:display-name="Lights~LT~Gliederung 9" style:family="paragraph" style:parent-style-name="Lights_7e_LT_7e_Gliederung_20_8" style:default-outline-level="">
      <style:paragraph-properties fo:margin-top="0in" fo:margin-bottom="0.039in" loext:contextual-spacing="false"/>
      <style:text-properties fo:color="#ffffff"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Titel" style:display-name="Lights~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Notizen" style:display-name="Lights~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Hintergrundobjekte" style:display-name="Lights~LT~Hintergrundobjekt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_7e_LT_7e_Hintergrund" style:display-name="Light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ghts1_7e_LT_7e_Gliederung_20_1" style:display-name="Lights1~LT~Gliederung 1" style:family="paragraph" style:default-outline-level="">
      <style:paragraph-properties fo:margin-top="0in" fo:margin-bottom="0.1965in"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Gliederung_20_2" style:display-name="Lights1~LT~Gliederung 2" style:family="paragraph" style:parent-style-name="Lights1_7e_LT_7e_Gliederung_20_1" style:default-outline-level="">
      <style:paragraph-properties fo:margin-top="0in" fo:margin-bottom="0.1571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1_7e_LT_7e_Gliederung_20_3" style:display-name="Lights1~LT~Gliederung 3" style:family="paragraph" style:parent-style-name="Lights1_7e_LT_7e_Gliederung_20_2" style:default-outline-level="">
      <style:paragraph-properties fo:margin-top="0in" fo:margin-bottom="0.1173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1_7e_LT_7e_Gliederung_20_4" style:display-name="Lights1~LT~Gliederung 4" style:family="paragraph" style:parent-style-name="Lights1_7e_LT_7e_Gliederung_20_3" style:default-outline-level="">
      <style:paragraph-properties fo:margin-top="0in" fo:margin-bottom="0.07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5" style:display-name="Lights1~LT~Gliederung 5" style:family="paragraph" style:parent-style-name="Lights1_7e_LT_7e_Gliederung_20_4"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6" style:display-name="Lights1~LT~Gliederung 6" style:family="paragraph" style:parent-style-name="Lights1_7e_LT_7e_Gliederung_20_5"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7" style:display-name="Lights1~LT~Gliederung 7" style:family="paragraph" style:parent-style-name="Lights1_7e_LT_7e_Gliederung_20_6"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8" style:display-name="Lights1~LT~Gliederung 8" style:family="paragraph" style:parent-style-name="Lights1_7e_LT_7e_Gliederung_20_7"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9" style:display-name="Lights1~LT~Gliederung 9" style:family="paragraph" style:parent-style-name="Lights1_7e_LT_7e_Gliederung_20_8" style:default-outline-level="">
      <style:paragraph-properties fo:margin-top="0in" fo:margin-bottom="0.03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Titel" style:display-name="Lights1~LT~Titel" style:family="paragraph" style:default-outline-level="">
      <style:paragraph-properties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Untertitel" style:display-name="Light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Notizen" style:display-name="Lights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Hintergrundobjekte" style:display-name="Lights1~LT~Hintergrundobjekt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1_7e_LT_7e_Hintergrund" style:display-name="Lights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2_7e_LT_7e_Gliederung_20_1" style:display-name="Lights2~LT~Gliederung 1" style:family="paragraph" style:default-outline-level="">
      <style:paragraph-properties fo:margin-top="0in" fo:margin-bottom="0.1965in"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Gliederung_20_2" style:display-name="Lights2~LT~Gliederung 2" style:family="paragraph" style:parent-style-name="Lights2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2_7e_LT_7e_Gliederung_20_3" style:display-name="Lights2~LT~Gliederung 3" style:family="paragraph" style:parent-style-name="Lights2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2_7e_LT_7e_Gliederung_20_4" style:display-name="Lights2~LT~Gliederung 4" style:family="paragraph" style:parent-style-name="Lights2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5" style:display-name="Lights2~LT~Gliederung 5" style:family="paragraph" style:parent-style-name="Lights2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6" style:display-name="Lights2~LT~Gliederung 6" style:family="paragraph" style:parent-style-name="Lights2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7" style:display-name="Lights2~LT~Gliederung 7" style:family="paragraph" style:parent-style-name="Lights2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8" style:display-name="Lights2~LT~Gliederung 8" style:family="paragraph" style:parent-style-name="Lights2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9" style:display-name="Lights2~LT~Gliederung 9" style:family="paragraph" style:parent-style-name="Lights2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Titel" style:display-name="Lights2~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Untertitel" style:display-name="Lights2~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Notizen" style:display-name="Lights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Hintergrundobjekte" style:display-name="Lights2~LT~Hintergrundobjekt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2_7e_LT_7e_Hintergrund" style:display-name="Lights2~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6T15:22:07.480399452</meta:creation-date>
    <dc:date>2023-09-26T18:03:04.491681779</dc:date>
    <meta:editing-duration>PT2H37M42S</meta:editing-duration>
    <meta:editing-cycles>37</meta:editing-cycles>
    <meta:generator>LibreOffice/6.4.7.2$Linux_X86_64 LibreOffice_project/40$Build-2</meta:generator>
    <meta:document-statistic meta:table-count="0" meta:image-count="0" meta:object-count="0" meta:page-count="4" meta:paragraph-count="56" meta:word-count="1824" meta:character-count="11050" meta:non-whitespace-character-count="9294"/>
  </office:meta>
</office:document-meta>
</file>